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704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588cm"/>
    </style:style>
    <style:style style:name="Table3.B" style:family="table-column">
      <style:table-column-properties style:column-width="9.49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format specification for reqman glossary</text:p>
      <text:p text:style-name="Text_20_body">The requirements management tool Reqman stores project terms and their definitions in a glossary, <text:s/>which is described in this document.</text:p>
      <text:p text:style-name="Text_20_body">The glossary terms and their definitions are stored as plain text files under the <text:span text:style-name="Strong_20_Emphasis">glossary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7-0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First version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340_936813343" text:style-name="Index_20_Link" text:visited-style-name="Index_20_Link"><text:s/>1 Change history<text:tab/>1</text:a></text:p>
          <text:p text:style-name="P7"><text:a xlink:type="simple" xlink:href="#__RefHeading__342_936813343" text:style-name="Index_20_Link" text:visited-style-name="Index_20_Link"><text:s/>2 Table of contents<text:tab/>1</text:a></text:p>
          <text:p text:style-name="P7"><text:a xlink:type="simple" xlink:href="#__RefHeading__315_1848263920" text:style-name="Index_20_Link" text:visited-style-name="Index_20_Link"><text:s/>3 Glossary terms<text:tab/>1</text:a></text:p>
          <text:p text:style-name="P9"><text:a xlink:type="simple" xlink:href="#__RefHeading__317_1848263920" text:style-name="Index_20_Link" text:visited-style-name="Index_20_Link">Naming convention<text:tab/>1</text:a></text:p>
          <text:p text:style-name="P9"><text:a xlink:type="simple" xlink:href="#__RefHeading__319_1848263920" text:style-name="Index_20_Link" text:visited-style-name="Index_20_Link">File format<text:tab/>2</text:a></text:p>
          <text:p text:style-name="P10"><text:a xlink:type="simple" xlink:href="#__RefHeading__1215_1778500548" text:style-name="Index_20_Link" text:visited-style-name="Index_20_Link">Single line key values<text:tab/>2</text:a></text:p>
          <text:p text:style-name="P10"><text:a xlink:type="simple" xlink:href="#__RefHeading__1217_1778500548" text:style-name="Index_20_Link" text:visited-style-name="Index_20_Link">Multi line key values<text:tab/>2</text:a></text:p>
          <text:p text:style-name="P10"><text:a xlink:type="simple" xlink:href="#__RefHeading__1219_1778500548" text:style-name="Index_20_Link" text:visited-style-name="Index_20_Link">Legal key values<text:tab/>2</text:a></text:p>
          <text:p text:style-name="P9"><text:a xlink:type="simple" xlink:href="#__RefHeading__323_1848263920" text:style-name="Index_20_Link" text:visited-style-name="Index_20_Link">Status codes<text:tab/>2</text:a></text:p>
          <text:p text:style-name="P9"><text:a xlink:type="simple" xlink:href="#__RefHeading__325_1848263920" text:style-name="Index_20_Link" text:visited-style-name="Index_20_Link">Example<text:tab/>3</text:a></text:p>
        </text:index-body>
      </text:table-of-content>
      <text:h text:style-name="Heading_20_1" text:outline-level="1"><text:bookmark-start text:name="__RefHeading__315_1848263920"/>Glossary terms<text:bookmark-end text:name="__RefHeading__315_1848263920"/></text:h>
      <text:p text:style-name="Text_20_body">Each glossary term is stored in it's own file and contains name-value pairs describing its properties. The term is intended to be succinctly defined and has a status as to whether it is still applicable to the project .</text:p>
      <text:h text:style-name="Heading_20_2" text:outline-level="2"><text:bookmark-start text:name="__RefHeading__317_1848263920"/>Naming convention<text:bookmark-end text:name="__RefHeading__317_1848263920"/></text:h>
      <text:p text:style-name="Text_20_body">Term files are named as <text:span text:style-name="Strong_20_Emphasis">[short name].def</text:span>, <text:span text:style-name="Strong_20_Emphasis">[short name]</text:span> is best thought of as a terse description of the term. The file name may contain letters (upper- or lowercase), numbers, underscores(_), hyphens(-) and periods(.).</text:p>
      <text:p text:style-name="Text_20_body">A term could be for example <text:span text:style-name="Strong_20_Emphasis">apple-juicer.def</text:span>.</text:p>
      <text:h text:style-name="Heading_20_2" text:outline-level="2"><text:bookmark-start text:name="__RefHeading__319_1848263920"/><text:soft-page-break/>File format<text:bookmark-end text:name="__RefHeading__319_1848263920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215_1778500548"/>Single line key values<text:bookmark-end text:name="__RefHeading__1215_1778500548"/></text:h>
      <text:p text:style-name="Text_20_body">[key]: [value]</text:p>
      <text:h text:style-name="Heading_20_3" text:outline-level="3"><text:bookmark-start text:name="__RefHeading__1217_1778500548"/>Multi line key values<text:bookmark-end text:name="__RefHeading__1217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219_1778500548"/>Legal key values<text:bookmark-end text:name="__RefHeading__1219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us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user that created the term, must be a valid user 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fini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of term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stakeholder]</text:p>
          </table:table-cell>
          <table:table-cell table:style-name="Table1.A1" office:value-type="string">
            <text:p text:style-name="P3">Only if status is <text:span text:style-name="T3">reject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User that rejected the term, must be valid us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Replaced by</text:p>
          </table:table-cell>
          <table:table-cell table:style-name="Table1.A1" office:value-type="string">
            <text:p text:style-name="P3">[term]</text:p>
          </table:table-cell>
          <table:table-cell table:style-name="Table1.A1" office:value-type="string">
            <text:p text:style-name="P3">Only if status is <text:span text:style-name="T3">replac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f status is replaced, then replaced by indicates which term has replaced it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</text:span></text:span><text:span text:style-name="Strong_20_Emphasis"><text:span text:style-name="T1">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given status</text:p>
          </table:table-cell>
        </table:table-row>
        <table:table-row>
          <table:table-cell table:style-name="Table1.A1" office:value-type="string">
            <text:p text:style-name="P3">Term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term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3_1848263920"/>Status codes<text:bookmark-end text:name="__RefHeading__323_1848263920"/></text:h>
      <text:p text:style-name="Text_20_body">A glossary term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No longer relevant to project</text:p>
          </table:table-cell>
        </table:table-row>
        <text:soft-page-break/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Term is relevant/in use</text:p>
          </table:table-cell>
        </table:table-row>
        <table:table-row>
          <table:table-cell table:style-name="Table3.A1" office:value-type="string">
            <text:p text:style-name="Table_20_Contents">replaced</text:p>
          </table:table-cell>
          <table:table-cell table:style-name="Table3.A1" office:value-type="string">
            <text:p text:style-name="Table_20_Contents">Term has been replaced by another</text:p>
          </table:table-cell>
        </table:table-row>
      </table:table>
      <text:list xml:id="list2145086025" text:style-name="L1">
        <text:list-item>
          <text:list>
            <text:list-header>
              <text:h text:style-name="P8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term <text:span text:style-name="Strong_20_Emphasis">glossary/apple-juicer.def</text:span>.</text:p>
      <text:p text:style-name="Preformatted_20_Text">Created by: oliver</text:p>
      <text:p text:style-name="Preformatted_20_Text">Created on: 2012-06-24</text:p>
      <text:p text:style-name="Preformatted_20_Text">Definition: Machine for extracting juice from an apple</text:p>
      <text:p text:style-name="Preformatted_20_Text">Replaced by: juicer</text:p>
      <text:p text:style-name="Preformatted_20_Text">Status: replaced</text:p>
      <text:p text:style-name="Preformatted_20_Text">Status reason: Term too specific, replaced with generic term for a machine that can juice more than one type of frui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6T17:03:43</dc:date>
    <meta:editing-duration>PT4H46M45S</meta:editing-duration>
    <meta:editing-cycles>17</meta:editing-cycles>
    <meta:document-statistic meta:table-count="3" meta:image-count="0" meta:object-count="0" meta:page-count="3" meta:paragraph-count="110" meta:word-count="490" meta:character-count="2809" meta:non-whitespace-character-count="2461"/>
  </office:meta>
</office:document-meta>
</file>